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23B08D660CC7935531E.png" manifest:media-type="image/png"/>
  <manifest:file-entry manifest:full-path="Pictures/10000001000005C70000028E6443C3D8DA320F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c4c8" officeooo:paragraph-rsid="000dc4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7.59cm" svg:height="7.777cm" draw:z-index="0"><draw:image xlink:href="Pictures/10000001000005C70000028E6443C3D8DA320F8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2" text:anchor-type="char" svg:width="10.227cm" svg:height="12.268cm" draw:z-index="1"><draw:image xlink:href="Pictures/10000001000001DC0000023B08D660CC793553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21:41:27.398032989</meta:creation-date>
    <dc:date>2022-10-06T21:47:57.602620747</dc:date>
    <meta:editing-duration>PT6M30S</meta:editing-duration>
    <meta:editing-cycles>2</meta:editing-cycles>
    <meta:generator>LibreOffice/7.3.5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